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69">
            <text:p>Poz-13869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700.0">
            <text:p>870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9.64">
            <text:p>29.64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0">
            <text:p>Poz-13870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730.0">
            <text:p>873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9.64">
            <text:p>29.64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68">
            <text:p>Poz-13868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410.0">
            <text:p>8410.0</text:p>
          </table:table-cell>
          <table:table-cell office:value-type="float" office:value="40.0">
            <text:p>4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9.64">
            <text:p>29.64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9618A">
            <text:p>T-9618A</text:p>
          </table:table-cell>
          <table:table-cell office:value-type="float" office:value="60.5558">
            <text:p>60.5558</text:p>
          </table:table-cell>
          <table:table-cell office:value-type="float" office:value="6.89">
            <text:p>6.89</text:p>
          </table:table-cell>
          <table:table-cell office:value-type="float" office:value="10935.0">
            <text:p>10935.0</text:p>
          </table:table-cell>
          <table:table-cell office:value-type="float" office:value="135.0">
            <text:p>13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8.16">
            <text:p>118.16</text:p>
          </table:table-cell>
          <table:table-cell office:value-type="float" office:value="1.52">
            <text:p>1.52</text:p>
          </table:table-cell>
          <table:table-cell office:value-type="float" office:value="1.521670097905264">
            <text:p>1.521670097905264</text:p>
          </table:table-cell>
          <table:table-cell office:value-type="string" office:value="HelleEtal1997,CreelEtal2022">
            <text:p>HelleEtal1997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63">
            <text:p>Poz-13863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930.0">
            <text:p>893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276">
            <text:p>Poz-13276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6480.0">
            <text:p>6480.0</text:p>
          </table:table-cell>
          <table:table-cell office:value-type="float" office:value="40.0">
            <text:p>40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2.62">
            <text:p>32.62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618">
            <text:p>Poz-14618</text:p>
          </table:table-cell>
          <table:table-cell office:value-type="float" office:value="60.25">
            <text:p>60.25</text:p>
          </table:table-cell>
          <table:table-cell office:value-type="float" office:value="6.16">
            <text:p>6.16</text:p>
          </table:table-cell>
          <table:table-cell office:value-type="float" office:value="9780.0">
            <text:p>9780.0</text:p>
          </table:table-cell>
          <table:table-cell office:value-type="float" office:value="50.0">
            <text:p>50.0</text:p>
          </table:table-cell>
          <table:table-cell office:value-type="string" office:value="mosses dryas leaf">
            <text:p>mosses dryas leaf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9.63">
            <text:p>99.63</text:p>
          </table:table-cell>
          <table:table-cell office:value-type="float" office:value="0.39">
            <text:p>0.39</text:p>
          </table:table-cell>
          <table:table-cell office:value-type="float" office:value="0.38617502498838185">
            <text:p>0.38617502498838185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9654A">
            <text:p>T-9654A</text:p>
          </table:table-cell>
          <table:table-cell office:value-type="float" office:value="60.553">
            <text:p>60.553</text:p>
          </table:table-cell>
          <table:table-cell office:value-type="float" office:value="6.9">
            <text:p>6.9</text:p>
          </table:table-cell>
          <table:table-cell office:value-type="float" office:value="8485.0">
            <text:p>8485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7.56">
            <text:p>127.56</text:p>
          </table:table-cell>
          <table:table-cell office:value-type="float" office:value="1.56">
            <text:p>1.56</text:p>
          </table:table-cell>
          <table:table-cell office:value-type="float" office:value="1.555587596748264">
            <text:p>1.555587596748264</text:p>
          </table:table-cell>
          <table:table-cell office:value-type="string" office:value="HelleEtal1997,CreelEtal2022">
            <text:p>HelleEtal1997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53">
            <text:p>Poz-14253</text:p>
          </table:table-cell>
          <table:table-cell office:value-type="float" office:value="60.25">
            <text:p>60.25</text:p>
          </table:table-cell>
          <table:table-cell office:value-type="float" office:value="6.16">
            <text:p>6.16</text:p>
          </table:table-cell>
          <table:table-cell office:value-type="float" office:value="9770.0">
            <text:p>9770.0</text:p>
          </table:table-cell>
          <table:table-cell office:value-type="float" office:value="50.0">
            <text:p>50.0</text:p>
          </table:table-cell>
          <table:table-cell office:value-type="string" office:value="triggs viola seed">
            <text:p>triggs viola se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9.63">
            <text:p>99.63</text:p>
          </table:table-cell>
          <table:table-cell office:value-type="float" office:value="0.39">
            <text:p>0.39</text:p>
          </table:table-cell>
          <table:table-cell office:value-type="float" office:value="0.38617502498838185">
            <text:p>0.38617502498838185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4">
            <text:p>Poz-13874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750.0">
            <text:p>875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51">
            <text:p>Poz-14251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9620.0">
            <text:p>9620.0</text:p>
          </table:table-cell>
          <table:table-cell office:value-type="float" office:value="50.0">
            <text:p>50.0</text:p>
          </table:table-cell>
          <table:table-cell office:value-type="string" office:value="leaves seeds unidentified">
            <text:p>leaves seeds unidentifi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4.49">
            <text:p>74.49</text:p>
          </table:table-cell>
          <table:table-cell office:value-type="float" office:value="0.52">
            <text:p>0.52</text:p>
          </table:table-cell>
          <table:table-cell office:value-type="float" office:value="0.5226347347476855">
            <text:p>0.5226347347476855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49">
            <text:p>Poz-14249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9680.0">
            <text:p>9680.0</text:p>
          </table:table-cell>
          <table:table-cell office:value-type="float" office:value="50.0">
            <text:p>50.0</text:p>
          </table:table-cell>
          <table:table-cell office:value-type="string" office:value="leaves seeds unidentified">
            <text:p>leaves seeds unidentifi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4.49">
            <text:p>74.49</text:p>
          </table:table-cell>
          <table:table-cell office:value-type="float" office:value="0.52">
            <text:p>0.52</text:p>
          </table:table-cell>
          <table:table-cell office:value-type="float" office:value="0.5226347347476855">
            <text:p>0.5226347347476855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6">
            <text:p>Poz-13876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900.0">
            <text:p>890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7">
            <text:p>Poz-13877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930.0">
            <text:p>893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171">
            <text:p>Poz-14171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10050.0">
            <text:p>10050.0</text:p>
          </table:table-cell>
          <table:table-cell office:value-type="float" office:value="50.0">
            <text:p>50.0</text:p>
          </table:table-cell>
          <table:table-cell office:value-type="string" office:value="litorina littorea whole  shell">
            <text:p>litorina littorea whole 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173">
            <text:p>Poz-14173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10360.0">
            <text:p>10360.0</text:p>
          </table:table-cell>
          <table:table-cell office:value-type="float" office:value="50.0">
            <text:p>5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4.5">
            <text:p>74.5</text:p>
          </table:table-cell>
          <table:table-cell office:value-type="float" office:value="0.39">
            <text:p>0.39</text:p>
          </table:table-cell>
          <table:table-cell office:value-type="float" office:value="0.38570246192615276">
            <text:p>0.38570246192615276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174">
            <text:p>Poz-14174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10140.0">
            <text:p>10140.0</text:p>
          </table:table-cell>
          <table:table-cell office:value-type="float" office:value="50.0">
            <text:p>50.0</text:p>
          </table:table-cell>
          <table:table-cell office:value-type="string" office:value="macoma calcarea paired shell">
            <text:p>macoma calcarea paired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175">
            <text:p>Poz-14175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9780.0">
            <text:p>9780.0</text:p>
          </table:table-cell>
          <table:table-cell office:value-type="float" office:value="50.0">
            <text:p>50.0</text:p>
          </table:table-cell>
          <table:table-cell office:value-type="string" office:value="macoma calcarea shell fragment">
            <text:p>macoma calcarea shell frag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46">
            <text:p>Poz-14246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1615.0">
            <text:p>1615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12">
            <text:p>3.12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016">
            <text:p>Poz-13016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1555.0">
            <text:p>1555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12">
            <text:p>3.12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274">
            <text:p>Poz-13274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2505.0">
            <text:p>2505.0</text:p>
          </table:table-cell>
          <table:table-cell office:value-type="float" office:value="35.0">
            <text:p>35.0</text:p>
          </table:table-cell>
          <table:table-cell office:value-type="string" office:value="unidentified leaves twigs">
            <text:p>unidentified leaves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2.62">
            <text:p>32.62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275">
            <text:p>Poz-13275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5700.0">
            <text:p>5700.0</text:p>
          </table:table-cell>
          <table:table-cell office:value-type="float" office:value="40.0">
            <text:p>40.0</text:p>
          </table:table-cell>
          <table:table-cell office:value-type="string" office:value="unidentified leaves twigs">
            <text:p>unidentified leaves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2.62">
            <text:p>32.62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886">
            <text:p>T-886</text:p>
          </table:table-cell>
          <table:table-cell office:value-type="float" office:value="60.461387">
            <text:p>60.461387</text:p>
          </table:table-cell>
          <table:table-cell office:value-type="float" office:value="7.091777">
            <text:p>7.091777</text:p>
          </table:table-cell>
          <table:table-cell office:value-type="float" office:value="9680.0">
            <text:p>9680.0</text:p>
          </table:table-cell>
          <table:table-cell office:value-type="float" office:value="90.0">
            <text:p>90.0</text:p>
          </table:table-cell>
          <table:table-cell office:value-type="string" office:value="juniperus communis">
            <text:p>juniperus commun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2.26">
            <text:p>2.26</text:p>
          </table:table-cell>
          <table:table-cell office:value-type="float" office:value="2.2614832914785032">
            <text:p>2.2614832914785032</text:p>
          </table:table-cell>
          <table:table-cell office:value-type="string" office:value="Rye1969,CreelEtal2022">
            <text:p>Rye1969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3">
            <text:p>Poz-13873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770.0">
            <text:p>877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2">
            <text:p>Poz-13872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920.0">
            <text:p>892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47">
            <text:p>Poz-14247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8990.0">
            <text:p>8990.0</text:p>
          </table:table-cell>
          <table:table-cell office:value-type="float" office:value="50.0">
            <text:p>50.0</text:p>
          </table:table-cell>
          <table:table-cell office:value-type="string" office:value="leaves seeds unidentified">
            <text:p>leaves seeds unidentifi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4.14">
            <text:p>74.14</text:p>
          </table:table-cell>
          <table:table-cell office:value-type="float" office:value="0.39">
            <text:p>0.39</text:p>
          </table:table-cell>
          <table:table-cell office:value-type="float" office:value="0.38570246192615276">
            <text:p>0.38570246192615276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48">
            <text:p>Poz-14248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9350.0">
            <text:p>9350.0</text:p>
          </table:table-cell>
          <table:table-cell office:value-type="float" office:value="50.0">
            <text:p>50.0</text:p>
          </table:table-cell>
          <table:table-cell office:value-type="string" office:value="leaves seeds unidentified">
            <text:p>leaves seeds unidentifi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4.49">
            <text:p>74.49</text:p>
          </table:table-cell>
          <table:table-cell office:value-type="float" office:value="0.52">
            <text:p>0.52</text:p>
          </table:table-cell>
          <table:table-cell office:value-type="float" office:value="0.5226347347476855">
            <text:p>0.5226347347476855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52">
            <text:p>Poz-14252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9800.0">
            <text:p>9800.0</text:p>
          </table:table-cell>
          <table:table-cell office:value-type="float" office:value="50.0">
            <text:p>50.0</text:p>
          </table:table-cell>
          <table:table-cell office:value-type="string" office:value="unidentified twigs">
            <text:p>unidentified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4.5">
            <text:p>74.5</text:p>
          </table:table-cell>
          <table:table-cell office:value-type="float" office:value="0.39">
            <text:p>0.39</text:p>
          </table:table-cell>
          <table:table-cell office:value-type="float" office:value="0.38570246192615276">
            <text:p>0.38570246192615276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015">
            <text:p>Poz-13015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1355.0">
            <text:p>1355.0</text:p>
          </table:table-cell>
          <table:table-cell office:value-type="float" office:value="35.0">
            <text:p>35.0</text:p>
          </table:table-cell>
          <table:table-cell office:value-type="string" office:value="yoldiella one half">
            <text:p>yoldiella one half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3.12">
            <text:p>3.12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5">
            <text:p>Poz-8075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5110.0">
            <text:p>5110.0</text:p>
          </table:table-cell>
          <table:table-cell office:value-type="float" office:value="40.0">
            <text:p>4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6.17">
            <text:p>16.17</text:p>
          </table:table-cell>
          <table:table-cell office:value-type="float" office:value="0.39">
            <text:p>0.39</text:p>
          </table:table-cell>
          <table:table-cell office:value-type="float" office:value="0.39337128764372337">
            <text:p>0.39337128764372337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12">
            <text:p>Poz-6412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0610.0">
            <text:p>10610.0</text:p>
          </table:table-cell>
          <table:table-cell office:value-type="float" office:value="50.0">
            <text:p>50.0</text:p>
          </table:table-cell>
          <table:table-cell office:value-type="string" office:value="unidentified shell fragments">
            <text:p>unidentified shell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8">
            <text:p>Poz-8078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9100.0">
            <text:p>910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2.99">
            <text:p>32.99</text:p>
          </table:table-cell>
          <table:table-cell office:value-type="float" office:value="0.54">
            <text:p>0.54</text:p>
          </table:table-cell>
          <table:table-cell office:value-type="float" office:value="0.535847385608504">
            <text:p>0.535847385608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ua-2032">
            <text:p>Tua-2032</text:p>
          </table:table-cell>
          <table:table-cell office:value-type="float" office:value="60.2595">
            <text:p>60.2595</text:p>
          </table:table-cell>
          <table:table-cell office:value-type="float" office:value="6.12">
            <text:p>6.12</text:p>
          </table:table-cell>
          <table:table-cell office:value-type="float" office:value="10090.0">
            <text:p>10090.0</text:p>
          </table:table-cell>
          <table:table-cell office:value-type="float" office:value="95.0">
            <text:p>95.0</text:p>
          </table:table-cell>
          <table:table-cell office:value-type="string" office:value="lacustrine sediments">
            <text:p>lacustrine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9.1">
            <text:p>99.1</text:p>
          </table:table-cell>
          <table:table-cell office:value-type="float" office:value="0.4">
            <text:p>0.4</text:p>
          </table:table-cell>
          <table:table-cell office:value-type="float" office:value="0.39538167153953657">
            <text:p>0.39538167153953657</text:p>
          </table:table-cell>
          <table:table-cell office:value-type="string" office:value="Helle2006,CreelEtal2022">
            <text:p>Helle2006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6">
            <text:p>Poz-8076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1710.0">
            <text:p>1710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54">
            <text:p>0.54</text:p>
          </table:table-cell>
          <table:table-cell office:value-type="float" office:value="0.5389226586616834">
            <text:p>0.538922658661683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4">
            <text:p>Poz-8074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1925.0">
            <text:p>1925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12">
            <text:p>3.12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0">
            <text:p>Poz-8070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5350.0">
            <text:p>5350.0</text:p>
          </table:table-cell>
          <table:table-cell office:value-type="float" office:value="40.0">
            <text:p>4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6.17">
            <text:p>16.17</text:p>
          </table:table-cell>
          <table:table-cell office:value-type="float" office:value="0.39">
            <text:p>0.39</text:p>
          </table:table-cell>
          <table:table-cell office:value-type="float" office:value="0.39337128764372337">
            <text:p>0.39337128764372337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7978">
            <text:p>Poz-7978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10070.0">
            <text:p>10070.0</text:p>
          </table:table-cell>
          <table:table-cell office:value-type="float" office:value="50.0">
            <text:p>50.0</text:p>
          </table:table-cell>
          <table:table-cell office:value-type="string" office:value="mya truncata paired">
            <text:p>mya truncata paire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55">
            <text:p>16.55</text:p>
          </table:table-cell>
          <table:table-cell office:value-type="float" office:value="0.39">
            <text:p>0.39</text:p>
          </table:table-cell>
          <table:table-cell office:value-type="float" office:value="0.39337128764372337">
            <text:p>0.39337128764372337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7977">
            <text:p>Poz-7977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9020.0">
            <text:p>902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6.55">
            <text:p>16.55</text:p>
          </table:table-cell>
          <table:table-cell office:value-type="float" office:value="0.39">
            <text:p>0.39</text:p>
          </table:table-cell>
          <table:table-cell office:value-type="float" office:value="0.39337128764372337">
            <text:p>0.39337128764372337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0">
            <text:p>Poz-8080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8900.0">
            <text:p>890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2.99">
            <text:p>32.99</text:p>
          </table:table-cell>
          <table:table-cell office:value-type="float" office:value="0.54">
            <text:p>0.54</text:p>
          </table:table-cell>
          <table:table-cell office:value-type="float" office:value="0.535847385608504">
            <text:p>0.535847385608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14">
            <text:p>Poz-6414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9840.0">
            <text:p>9840.0</text:p>
          </table:table-cell>
          <table:table-cell office:value-type="float" office:value="50.0">
            <text:p>50.0</text:p>
          </table:table-cell>
          <table:table-cell office:value-type="string" office:value="half mya truncata">
            <text:p>half 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12593A">
            <text:p>T-12593A</text:p>
          </table:table-cell>
          <table:table-cell office:value-type="float" office:value="60.2634">
            <text:p>60.2634</text:p>
          </table:table-cell>
          <table:table-cell office:value-type="float" office:value="6.13">
            <text:p>6.13</text:p>
          </table:table-cell>
          <table:table-cell office:value-type="float" office:value="9610.0">
            <text:p>9610.0</text:p>
          </table:table-cell>
          <table:table-cell office:value-type="float" office:value="160.0">
            <text:p>160.0</text:p>
          </table:table-cell>
          <table:table-cell office:value-type="string" office:value="lacustrine sediments">
            <text:p>lacustrine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1.92">
            <text:p>81.92</text:p>
          </table:table-cell>
          <table:table-cell office:value-type="float" office:value="0.51">
            <text:p>0.51</text:p>
          </table:table-cell>
          <table:table-cell office:value-type="float" office:value="0.5118171185123658">
            <text:p>0.5118171185123658</text:p>
          </table:table-cell>
          <table:table-cell office:value-type="string" office:value="Helle2006,CreelEtal2022">
            <text:p>Helle2006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1">
            <text:p>Poz-8081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8840.0">
            <text:p>884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2.99">
            <text:p>32.99</text:p>
          </table:table-cell>
          <table:table-cell office:value-type="float" office:value="0.54">
            <text:p>0.54</text:p>
          </table:table-cell>
          <table:table-cell office:value-type="float" office:value="0.535847385608504">
            <text:p>0.535847385608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2">
            <text:p>Poz-8082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115.0">
            <text:p>1115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2.62">
            <text:p>32.62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13445A">
            <text:p>T-13445A</text:p>
          </table:table-cell>
          <table:table-cell office:value-type="float" office:value="60.277">
            <text:p>60.277</text:p>
          </table:table-cell>
          <table:table-cell office:value-type="float" office:value="6.18">
            <text:p>6.18</text:p>
          </table:table-cell>
          <table:table-cell office:value-type="float" office:value="9225.0">
            <text:p>9225.0</text:p>
          </table:table-cell>
          <table:table-cell office:value-type="float" office:value="90.0">
            <text:p>90.0</text:p>
          </table:table-cell>
          <table:table-cell office:value-type="string" office:value="lacustrine sediments">
            <text:p>lacustrine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5.18">
            <text:p>85.18</text:p>
          </table:table-cell>
          <table:table-cell office:value-type="float" office:value="0.4">
            <text:p>0.4</text:p>
          </table:table-cell>
          <table:table-cell office:value-type="float" office:value="0.4005374799931808">
            <text:p>0.4005374799931808</text:p>
          </table:table-cell>
          <table:table-cell office:value-type="string" office:value="Helle2006,CreelEtal2022">
            <text:p>Helle2006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13447A">
            <text:p>T-13447A</text:p>
          </table:table-cell>
          <table:table-cell office:value-type="float" office:value="60.2763">
            <text:p>60.2763</text:p>
          </table:table-cell>
          <table:table-cell office:value-type="float" office:value="6.19">
            <text:p>6.19</text:p>
          </table:table-cell>
          <table:table-cell office:value-type="float" office:value="9835.0">
            <text:p>9835.0</text:p>
          </table:table-cell>
          <table:table-cell office:value-type="float" office:value="130.0">
            <text:p>130.0</text:p>
          </table:table-cell>
          <table:table-cell office:value-type="string" office:value="lacustrine sediments">
            <text:p>lacustrine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8.23">
            <text:p>88.23</text:p>
          </table:table-cell>
          <table:table-cell office:value-type="float" office:value="0.4">
            <text:p>0.4</text:p>
          </table:table-cell>
          <table:table-cell office:value-type="float" office:value="0.40109414967070567">
            <text:p>0.40109414967070567</text:p>
          </table:table-cell>
          <table:table-cell office:value-type="string" office:value="Helle2006,CreelEtal2022">
            <text:p>Helle2006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14029">
            <text:p>T-14029</text:p>
          </table:table-cell>
          <table:table-cell office:value-type="float" office:value="60.2657">
            <text:p>60.2657</text:p>
          </table:table-cell>
          <table:table-cell office:value-type="float" office:value="6.12">
            <text:p>6.12</text:p>
          </table:table-cell>
          <table:table-cell office:value-type="float" office:value="9545.0">
            <text:p>9545.0</text:p>
          </table:table-cell>
          <table:table-cell office:value-type="float" office:value="105.0">
            <text:p>105.0</text:p>
          </table:table-cell>
          <table:table-cell office:value-type="string" office:value="piece of salix wood">
            <text:p>piece of salix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2.82">
            <text:p>72.82</text:p>
          </table:table-cell>
          <table:table-cell office:value-type="float" office:value="0.51">
            <text:p>0.51</text:p>
          </table:table-cell>
          <table:table-cell office:value-type="float" office:value="0.5073461067938975">
            <text:p>0.5073461067938975</text:p>
          </table:table-cell>
          <table:table-cell office:value-type="string" office:value="Helle2006,CreelEtal2022">
            <text:p>Helle2006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13">
            <text:p>Poz-6413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0330.0">
            <text:p>10330.0</text:p>
          </table:table-cell>
          <table:table-cell office:value-type="float" office:value="50.0">
            <text:p>50.0</text:p>
          </table:table-cell>
          <table:table-cell office:value-type="string" office:value="unidentified shell fragments">
            <text:p>unidentified shell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4">
            <text:p>Poz-8084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8880.0">
            <text:p>888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2.99">
            <text:p>32.99</text:p>
          </table:table-cell>
          <table:table-cell office:value-type="float" office:value="0.54">
            <text:p>0.54</text:p>
          </table:table-cell>
          <table:table-cell office:value-type="float" office:value="0.535847385608504">
            <text:p>0.535847385608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5">
            <text:p>Poz-8085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5400.0">
            <text:p>5400.0</text:p>
          </table:table-cell>
          <table:table-cell office:value-type="float" office:value="35.0">
            <text:p>35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6.17">
            <text:p>16.17</text:p>
          </table:table-cell>
          <table:table-cell office:value-type="float" office:value="0.39">
            <text:p>0.39</text:p>
          </table:table-cell>
          <table:table-cell office:value-type="float" office:value="0.39337128764372337">
            <text:p>0.39337128764372337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11">
            <text:p>Poz-6411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0230.0">
            <text:p>10230.0</text:p>
          </table:table-cell>
          <table:table-cell office:value-type="float" office:value="50.0">
            <text:p>50.0</text:p>
          </table:table-cell>
          <table:table-cell office:value-type="string" office:value="unidentified shell fragments">
            <text:p>unidentified shell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6">
            <text:p>Poz-8086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5590.0">
            <text:p>5590.0</text:p>
          </table:table-cell>
          <table:table-cell office:value-type="float" office:value="35.0">
            <text:p>35.0</text:p>
          </table:table-cell>
          <table:table-cell office:value-type="string" office:value="betula leaves pinus needle">
            <text:p>betula leaves pinus need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6.54">
            <text:p>16.54</text:p>
          </table:table-cell>
          <table:table-cell office:value-type="float" office:value="0.54">
            <text:p>0.54</text:p>
          </table:table-cell>
          <table:table-cell office:value-type="float" office:value="0.5403014140408168">
            <text:p>0.540301414040816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8">
            <text:p>Poz-8088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8840.0">
            <text:p>884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2.99">
            <text:p>32.99</text:p>
          </table:table-cell>
          <table:table-cell office:value-type="float" office:value="0.54">
            <text:p>0.54</text:p>
          </table:table-cell>
          <table:table-cell office:value-type="float" office:value="0.535847385608504">
            <text:p>0.535847385608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111">
            <text:p>Poz-8111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4815.0">
            <text:p>4815.0</text:p>
          </table:table-cell>
          <table:table-cell office:value-type="float" office:value="35.0">
            <text:p>35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154">
            <text:p>Poz-8154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2215.0">
            <text:p>2215.0</text:p>
          </table:table-cell>
          <table:table-cell office:value-type="float" office:value="35.0">
            <text:p>35.0</text:p>
          </table:table-cell>
          <table:table-cell office:value-type="string" office:value="twig unidentified">
            <text:p>twig unidentifi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12">
            <text:p>3.12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10">
            <text:p>Poz-6410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9950.0">
            <text:p>9950.0</text:p>
          </table:table-cell>
          <table:table-cell office:value-type="float" office:value="50.0">
            <text:p>50.0</text:p>
          </table:table-cell>
          <table:table-cell office:value-type="string" office:value="half half of macoma calcarea">
            <text:p>half half of macoma calca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09">
            <text:p>Poz-6409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0390.0">
            <text:p>10390.0</text:p>
          </table:table-cell>
          <table:table-cell office:value-type="float" office:value="50.0">
            <text:p>50.0</text:p>
          </table:table-cell>
          <table:table-cell office:value-type="string" office:value="half shell nuculana pernula">
            <text:p>half shell nuculana pernul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08">
            <text:p>Poz-6408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9840.0">
            <text:p>9840.0</text:p>
          </table:table-cell>
          <table:table-cell office:value-type="float" office:value="50.0">
            <text:p>50.0</text:p>
          </table:table-cell>
          <table:table-cell office:value-type="string" office:value="litorina littorea whole shell">
            <text:p>litorina littorea who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9">
            <text:p>Poz-8079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555.0">
            <text:p>1555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2.62">
            <text:p>32.62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Ua-2586">
            <text:p>Ua-2586</text:p>
          </table:table-cell>
          <table:table-cell office:value-type="float" office:value="60.46">
            <text:p>60.46</text:p>
          </table:table-cell>
          <table:table-cell office:value-type="float" office:value="6.85">
            <text:p>6.85</text:p>
          </table:table-cell>
          <table:table-cell office:value-type="float" office:value="10065.0">
            <text:p>10065.0</text:p>
          </table:table-cell>
          <table:table-cell office:value-type="float" office:value="125.0">
            <text:p>12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2.46">
            <text:p>112.46</text:p>
          </table:table-cell>
          <table:table-cell office:value-type="float" office:value="1.49">
            <text:p>1.49</text:p>
          </table:table-cell>
          <table:table-cell office:value-type="float" office:value="1.4929836111218606">
            <text:p>1.4929836111218606</text:p>
          </table:table-cell>
          <table:table-cell office:value-type="string" office:value="HelleEtal1997,CreelEtal2022">
            <text:p>HelleEtal199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